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ed84" officeooo:paragraph-rsid="0004ed84"/>
    </style:style>
    <style:style style:name="P2" style:family="paragraph" style:parent-style-name="Standard">
      <style:text-properties style:text-underline-style="none" officeooo:rsid="0004ed84" officeooo:paragraph-rsid="00064b6d"/>
    </style:style>
    <style:style style:name="P3" style:family="paragraph" style:parent-style-name="Standard">
      <style:text-properties style:text-underline-style="none" officeooo:rsid="00064b6d" officeooo:paragraph-rsid="00064b6d"/>
    </style:style>
    <style:style style:name="P4" style:family="paragraph" style:parent-style-name="Standard">
      <style:text-properties style:text-underline-style="none" officeooo:rsid="0007ac4a" officeooo:paragraph-rsid="0007ac4a"/>
    </style:style>
    <style:style style:name="P5" style:family="paragraph" style:parent-style-name="Standard">
      <style:text-properties style:text-underline-style="none" officeooo:rsid="0007ac4a" officeooo:paragraph-rsid="00096289"/>
    </style:style>
    <style:style style:name="P6" style:family="paragraph" style:parent-style-name="Standard">
      <style:text-properties style:text-underline-style="none" officeooo:rsid="00096289" officeooo:paragraph-rsid="00096289"/>
    </style:style>
    <style:style style:name="P7" style:family="paragraph" style:parent-style-name="Text_20_body">
      <style:text-properties style:text-underline-style="none" officeooo:rsid="00098869" officeooo:paragraph-rsid="00098869"/>
    </style:style>
    <style:style style:name="P8" style:family="paragraph" style:parent-style-name="Text_20_body">
      <style:text-properties style:text-underline-style="none" officeooo:rsid="000f0de9" officeooo:paragraph-rsid="000f0de9"/>
    </style:style>
    <style:style style:name="P9" style:family="paragraph" style:parent-style-name="Text_20_body">
      <style:text-properties style:text-underline-style="none" officeooo:rsid="000f0de9" officeooo:paragraph-rsid="000f9f66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Text_20_body">
      <style:text-properties style:text-underline-style="none" officeooo:paragraph-rsid="00119736"/>
    </style:style>
    <style:style style:name="P12" style:family="paragraph" style:parent-style-name="Text_20_body">
      <style:text-properties style:text-underline-style="none" officeooo:rsid="00144031" officeooo:paragraph-rsid="001447bc"/>
    </style:style>
    <style:style style:name="P13" style:family="paragraph" style:parent-style-name="Text_20_body">
      <style:text-properties style:text-underline-style="none" officeooo:rsid="00144031" officeooo:paragraph-rsid="00144031" style:text-overline-style="none" style:text-overline-color="font-color"/>
    </style:style>
    <style:style style:name="P14" style:family="paragraph" style:parent-style-name="Text_20_body">
      <style:text-properties style:text-underline-style="none" officeooo:rsid="0019d080" officeooo:paragraph-rsid="0019d080"/>
    </style:style>
    <style:style style:name="P15" style:family="paragraph" style:parent-style-name="Text_20_body">
      <style:text-properties officeooo:rsid="00098869" officeooo:paragraph-rsid="00098869"/>
    </style:style>
    <style:style style:name="P16" style:family="paragraph" style:parent-style-name="Text_20_body">
      <style:text-properties officeooo:rsid="000bb363" officeooo:paragraph-rsid="000bb363"/>
    </style:style>
    <style:style style:name="P17" style:family="paragraph" style:parent-style-name="Text_20_body">
      <style:text-properties officeooo:rsid="000bb363" officeooo:paragraph-rsid="000da400"/>
    </style:style>
    <style:style style:name="P18" style:family="paragraph" style:parent-style-name="Text_20_body">
      <style:text-properties officeooo:rsid="000da400" officeooo:paragraph-rsid="000da400"/>
    </style:style>
    <style:style style:name="P19" style:family="paragraph" style:parent-style-name="Text_20_body">
      <style:text-properties officeooo:rsid="000da400" officeooo:paragraph-rsid="000e9868"/>
    </style:style>
    <style:style style:name="P20" style:family="paragraph" style:parent-style-name="Text_20_body">
      <style:text-properties officeooo:rsid="000e9868" officeooo:paragraph-rsid="000e9868"/>
    </style:style>
    <style:style style:name="P21" style:family="paragraph" style:parent-style-name="Text_20_body">
      <style:text-properties officeooo:rsid="000eecd5" officeooo:paragraph-rsid="000eecd5"/>
    </style:style>
    <style:style style:name="P22" style:family="paragraph" style:parent-style-name="Text_20_body">
      <style:text-properties officeooo:rsid="000f0de9" officeooo:paragraph-rsid="000f0de9"/>
    </style:style>
    <style:style style:name="P23" style:family="paragraph" style:parent-style-name="Text_20_body">
      <style:text-properties officeooo:rsid="000f0de9" officeooo:paragraph-rsid="000f9f66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officeooo:rsid="00144031" officeooo:paragraph-rsid="00144031"/>
    </style:style>
    <style:style style:name="P26" style:family="paragraph" style:parent-style-name="Text_20_body">
      <style:text-properties officeooo:rsid="0015cced" officeooo:paragraph-rsid="0015cced"/>
    </style:style>
    <style:style style:name="P27" style:family="paragraph" style:parent-style-name="Text_20_body">
      <style:text-properties officeooo:rsid="0016392e" officeooo:paragraph-rsid="0016392e"/>
    </style:style>
    <style:style style:name="P28" style:family="paragraph" style:parent-style-name="Text_20_body">
      <style:text-properties officeooo:rsid="0016392e" officeooo:paragraph-rsid="00178837"/>
    </style:style>
    <style:style style:name="P29" style:family="paragraph" style:parent-style-name="Text_20_body">
      <style:text-properties officeooo:rsid="0016392e" officeooo:paragraph-rsid="00187da0"/>
    </style:style>
    <style:style style:name="P30" style:family="paragraph" style:parent-style-name="Text_20_body">
      <style:text-properties officeooo:rsid="00178837" officeooo:paragraph-rsid="00178837"/>
    </style:style>
    <style:style style:name="P31" style:family="paragraph" style:parent-style-name="Text_20_body">
      <style:text-properties officeooo:paragraph-rsid="00178837"/>
    </style:style>
    <style:style style:name="P32" style:family="paragraph" style:parent-style-name="Text_20_body">
      <style:text-properties officeooo:paragraph-rsid="00187da0"/>
    </style:style>
    <style:style style:name="P33" style:family="paragraph" style:parent-style-name="Text_20_body">
      <style:text-properties officeooo:rsid="0019d080" officeooo:paragraph-rsid="0019d080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>
      <style:text-properties style:text-underline-style="none" officeooo:rsid="0004ed84" officeooo:paragraph-rsid="0004ed84"/>
    </style:style>
    <style:style style:name="P39" style:family="paragraph" style:parent-style-name="Text_20_body">
      <style:text-properties officeooo:rsid="0019d080" officeooo:paragraph-rsid="0019d080"/>
    </style:style>
    <style:style style:name="P40" style:family="paragraph" style:parent-style-name="Text_20_body">
      <style:text-properties officeooo:rsid="001bb20d" officeooo:paragraph-rsid="001bb20d"/>
    </style:style>
    <style:style style:name="P41" style:family="paragraph" style:parent-style-name="Text_20_body">
      <style:text-properties style:text-underline-style="none" officeooo:rsid="001bb20d" officeooo:paragraph-rsid="001bb20d"/>
    </style:style>
    <style:style style:name="P42" style:family="paragraph" style:parent-style-name="Text_20_body">
      <style:text-properties officeooo:rsid="001c9151" officeooo:paragraph-rsid="001c9151"/>
    </style:style>
    <style:style style:name="P43" style:family="paragraph" style:parent-style-name="Text_20_body">
      <style:text-properties officeooo:rsid="001c9151" officeooo:paragraph-rsid="001ca539"/>
    </style:style>
    <style:style style:name="P44" style:family="paragraph" style:parent-style-name="Text_20_body">
      <style:text-properties officeooo:rsid="001c9151" officeooo:paragraph-rsid="00200206"/>
    </style:style>
    <style:style style:name="P45" style:family="paragraph" style:parent-style-name="Text_20_body">
      <style:text-properties officeooo:rsid="001ca539" officeooo:paragraph-rsid="001ca539"/>
    </style:style>
    <style:style style:name="P46" style:family="paragraph" style:parent-style-name="Text_20_body">
      <style:text-properties officeooo:rsid="001d0767" officeooo:paragraph-rsid="001d0767"/>
    </style:style>
    <style:style style:name="P47" style:family="paragraph" style:parent-style-name="Text_20_body">
      <style:text-properties officeooo:rsid="001d0767" officeooo:paragraph-rsid="001e81c0"/>
    </style:style>
    <style:style style:name="P48" style:family="paragraph" style:parent-style-name="Text_20_body">
      <style:text-properties officeooo:rsid="001e81c0" officeooo:paragraph-rsid="001e81c0"/>
    </style:style>
    <style:style style:name="P49" style:family="paragraph" style:parent-style-name="Text_20_body">
      <style:text-properties officeooo:rsid="00200206" officeooo:paragraph-rsid="00200206"/>
    </style:style>
    <style:style style:name="P50" style:family="paragraph" style:parent-style-name="Text_20_body">
      <style:text-properties officeooo:rsid="00200206" officeooo:paragraph-rsid="00208c6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4b6d"/>
    </style:style>
    <style:style style:name="T3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0f9f66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1447bc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178837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5cced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officeooo:rsid="001bb20d" style:text-overline-style="dash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1ca539" style:text-overline-style="dash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1c9151" style:text-overline-style="dash" style:text-overline-width="auto" style:text-overline-color="font-color"/>
    </style:style>
    <style:style style:name="T11" style:family="text">
      <style:text-properties style:text-underline-style="solid" style:text-underline-width="auto" style:text-underline-color="font-color" officeooo:rsid="000bb363"/>
    </style:style>
    <style:style style:name="T1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officeooo:rsid="000f9f66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 officeooo:rsid="0015cced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officeooo:rsid="00178837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officeooo:rsid="001447bc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officeooo:rsid="001c51aa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officeooo:rsid="000e9868"/>
    </style:style>
    <style:style style:name="T19" style:family="text">
      <style:text-properties style:text-underline-style="solid" style:text-underline-width="auto" style:text-underline-color="font-color" officeooo:rsid="0012bf1e"/>
    </style:style>
    <style:style style:name="T20" style:family="text">
      <style:text-properties style:text-underline-style="solid" style:text-underline-width="auto" style:text-underline-color="font-color" officeooo:rsid="001c9151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officeooo:rsid="00064b6d" style:text-overline-style="dash" style:text-overline-width="auto" style:text-overline-color="font-color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overline-style="none" style:text-overline-color="font-color"/>
    </style:style>
    <style:style style:name="T24" style:family="text">
      <style:text-properties style:text-underline-style="none" officeooo:rsid="000886d7" style:text-overline-style="none" style:text-overline-color="font-color"/>
    </style:style>
    <style:style style:name="T25" style:family="text">
      <style:text-properties style:text-underline-style="none" officeooo:rsid="00098869" style:text-overline-style="none" style:text-overline-color="font-color"/>
    </style:style>
    <style:style style:name="T26" style:family="text">
      <style:text-properties style:text-underline-style="none" officeooo:rsid="000e9868" style:text-overline-style="none" style:text-overline-color="font-color"/>
    </style:style>
    <style:style style:name="T27" style:family="text">
      <style:text-properties style:text-underline-style="none" officeooo:rsid="000f9f66" style:text-overline-style="none" style:text-overline-color="font-color"/>
    </style:style>
    <style:style style:name="T28" style:family="text">
      <style:text-properties style:text-underline-style="none" officeooo:rsid="00178837" style:text-overline-style="none" style:text-overline-color="font-color"/>
    </style:style>
    <style:style style:name="T29" style:family="text">
      <style:text-properties style:text-underline-style="none" officeooo:rsid="0016392e" style:text-overline-style="none" style:text-overline-color="font-color"/>
    </style:style>
    <style:style style:name="T30" style:family="text">
      <style:text-properties style:text-underline-style="none" officeooo:rsid="0015cced" style:text-overline-style="none" style:text-overline-color="font-color"/>
    </style:style>
    <style:style style:name="T31" style:family="text">
      <style:text-properties style:text-underline-style="none" officeooo:rsid="001447bc" style:text-overline-style="none" style:text-overline-color="font-color"/>
    </style:style>
    <style:style style:name="T32" style:family="text">
      <style:text-properties style:text-underline-style="none" officeooo:rsid="00187da0" style:text-overline-style="none" style:text-overline-color="font-color"/>
    </style:style>
    <style:style style:name="T33" style:family="text">
      <style:text-properties style:text-underline-style="none" officeooo:rsid="001c51aa" style:text-overline-style="none" style:text-overline-color="font-color"/>
    </style:style>
    <style:style style:name="T34" style:family="text">
      <style:text-properties style:text-underline-style="none" officeooo:rsid="001ca539" style:text-overline-style="none" style:text-overline-color="font-color"/>
    </style:style>
    <style:style style:name="T35" style:family="text">
      <style:text-properties style:text-underline-style="none" officeooo:rsid="001e81c0" style:text-overline-style="none" style:text-overline-color="font-color"/>
    </style:style>
    <style:style style:name="T36" style:family="text">
      <style:text-properties style:text-underline-style="none" style:text-overline-style="dash" style:text-overline-width="auto" style:text-overline-color="font-color"/>
    </style:style>
    <style:style style:name="T37" style:family="text">
      <style:text-properties style:text-underline-style="none" officeooo:rsid="000da400" style:text-overline-style="dash" style:text-overline-width="auto" style:text-overline-color="font-color"/>
    </style:style>
    <style:style style:name="T38" style:family="text">
      <style:text-properties style:text-underline-style="none" officeooo:rsid="000eecd5" style:text-overline-style="dash" style:text-overline-width="auto" style:text-overline-color="font-color"/>
    </style:style>
    <style:style style:name="T39" style:family="text">
      <style:text-properties style:text-underline-style="none" officeooo:rsid="00178837" style:text-overline-style="dash" style:text-overline-width="auto" style:text-overline-color="font-color"/>
    </style:style>
    <style:style style:name="T40" style:family="text">
      <style:text-properties style:text-underline-style="none" officeooo:rsid="0016392e" style:text-overline-style="dash" style:text-overline-width="auto" style:text-overline-color="font-color"/>
    </style:style>
    <style:style style:name="T41" style:family="text">
      <style:text-properties style:text-underline-style="none" officeooo:rsid="001e81c0" style:text-overline-style="dash" style:text-overline-width="auto" style:text-overline-color="font-color"/>
    </style:style>
    <style:style style:name="T42" style:family="text">
      <style:text-properties style:text-underline-style="none" officeooo:rsid="000da400"/>
    </style:style>
    <style:style style:name="T43" style:family="text">
      <style:text-properties style:text-underline-style="none" style:text-overline-style="dotted" style:text-overline-width="bold" style:text-overline-color="font-color"/>
    </style:style>
    <style:style style:name="T44" style:family="text">
      <style:text-properties style:text-underline-style="none" officeooo:rsid="00178837"/>
    </style:style>
    <style:style style:name="T45" style:family="text">
      <style:text-properties style:text-underline-style="none" officeooo:rsid="001ca539"/>
    </style:style>
    <style:style style:name="T46" style:family="text">
      <style:text-properties style:text-underline-style="none" officeooo:rsid="001c9151"/>
    </style:style>
    <style:style style:name="T47" style:family="text">
      <style:text-properties style:text-underline-style="none" officeooo:rsid="00200206"/>
    </style:style>
    <style:style style:name="T48" style:family="text">
      <style:text-properties style:text-overline-style="none" style:text-overline-color="font-color"/>
    </style:style>
    <style:style style:name="T49" style:family="text">
      <style:text-properties officeooo:rsid="000886d7" style:text-overline-style="none" style:text-overline-color="font-color"/>
    </style:style>
    <style:style style:name="T50" style:family="text">
      <style:text-properties officeooo:rsid="000f9f66" style:text-overline-style="none" style:text-overline-color="font-color"/>
    </style:style>
    <style:style style:name="T51" style:family="text">
      <style:text-properties officeooo:rsid="001447bc" style:text-overline-style="none" style:text-overline-color="font-color"/>
    </style:style>
    <style:style style:name="T52" style:family="text">
      <style:text-properties officeooo:rsid="001c51aa" style:text-overline-style="none" style:text-overline-color="font-color"/>
    </style:style>
    <style:style style:name="T53" style:family="text">
      <style:text-properties style:text-overline-style="dash" style:text-overline-width="auto" style:text-overline-color="font-color"/>
    </style:style>
    <style:style style:name="T54" style:family="text">
      <style:text-properties officeooo:rsid="001447bc" style:text-overline-style="dash" style:text-overline-width="auto" style:text-overline-color="font-color"/>
    </style:style>
    <style:style style:name="T55" style:family="text">
      <style:text-properties officeooo:rsid="000e2970"/>
    </style:style>
    <style:style style:name="T56" style:family="text">
      <style:text-properties officeooo:rsid="0012bf1e"/>
    </style:style>
    <style:style style:name="T57" style:family="text">
      <style:text-properties officeooo:rsid="0014403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eray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4"><text:a xlink:type="simple" xlink:href="#__RefHeading___Toc1921_2545398271" text:style-name="Index_20_Link" text:visited-style-name="Index_20_Link">1)<text:tab/>1</text:a></text:p>
          <text:p text:style-name="P35"><text:a xlink:type="simple" xlink:href="#__RefHeading___Toc1923_2545398271" text:style-name="Index_20_Link" text:visited-style-name="Index_20_Link">Claves foráneas:<text:tab/>2</text:a></text:p>
          <text:p text:style-name="P34"><text:a xlink:type="simple" xlink:href="#__RefHeading___Toc1925_2545398271" text:style-name="Index_20_Link" text:visited-style-name="Index_20_Link">2)<text:tab/>2</text:a></text:p>
          <text:p text:style-name="P35"><text:a xlink:type="simple" xlink:href="#__RefHeading___Toc1927_2545398271" text:style-name="Index_20_Link" text:visited-style-name="Index_20_Link">Claves foraneas:<text:tab/>3</text:a></text:p>
          <text:p text:style-name="P34"><text:a xlink:type="simple" xlink:href="#__RefHeading___Toc1929_2545398271" text:style-name="Index_20_Link" text:visited-style-name="Index_20_Link">3)<text:tab/>3</text:a></text:p>
          <text:p text:style-name="P35"><text:a xlink:type="simple" xlink:href="#__RefHeading___Toc1931_2545398271" text:style-name="Index_20_Link" text:visited-style-name="Index_20_Link">Claves Foraneas<text:tab/>4</text:a></text:p>
          <text:p text:style-name="P36"><text:a xlink:type="simple" xlink:href="#__RefHeading___Toc1933_2545398271" text:style-name="Index_20_Link" text:visited-style-name="Index_20_Link">4)<text:tab/>5</text:a></text:p>
          <text:p text:style-name="P35"><text:a xlink:type="simple" xlink:href="#__RefHeading___Toc1935_2545398271" text:style-name="Index_20_Link" text:visited-style-name="Index_20_Link">Claves Foraneas<text:tab/>5</text:a></text:p>
          <text:p text:style-name="P34"><text:a xlink:type="simple" xlink:href="#__RefHeading___Toc1937_2545398271" text:style-name="Index_20_Link" text:visited-style-name="Index_20_Link">5)<text:tab/>6</text:a></text:p>
          <text:p text:style-name="P35"><text:a xlink:type="simple" xlink:href="#__RefHeading___Toc1939_2545398271" text:style-name="Index_20_Link" text:visited-style-name="Index_20_Link">Claves foraneas<text:tab/>6</text:a></text:p>
          <text:p text:style-name="P34"><text:a xlink:type="simple" xlink:href="#__RefHeading___Toc1941_2545398271" text:style-name="Index_20_Link" text:visited-style-name="Index_20_Link">6)<text:tab/>6</text:a></text:p>
          <text:p text:style-name="P35"><text:a xlink:type="simple" xlink:href="#__RefHeading___Toc1943_2545398271" text:style-name="Index_20_Link" text:visited-style-name="Index_20_Link">Claves foraneas<text:tab/>6</text:a></text:p>
          <text:p text:style-name="P34"><text:a xlink:type="simple" xlink:href="#__RefHeading___Toc1945_2545398271" text:style-name="Index_20_Link" text:visited-style-name="Index_20_Link">7)<text:tab/>7</text:a></text:p>
          <text:p text:style-name="P35"><text:a xlink:type="simple" xlink:href="#__RefHeading___Toc1947_2545398271" text:style-name="Index_20_Link" text:visited-style-name="Index_20_Link">Claves Foraneas<text:tab/>7</text:a></text:p>
          <text:p text:style-name="P34"><text:a xlink:type="simple" xlink:href="#__RefHeading___Toc1949_2545398271" text:style-name="Index_20_Link" text:visited-style-name="Index_20_Link">8)<text:tab/>7</text:a></text:p>
          <text:p text:style-name="P35"><text:a xlink:type="simple" xlink:href="#__RefHeading___Toc1951_2545398271" text:style-name="Index_20_Link" text:visited-style-name="Index_20_Link">Claves Foraneas<text:tab/>7</text:a></text:p>
          <text:p text:style-name="P34"><text:a xlink:type="simple" xlink:href="#__RefHeading___Toc1953_2545398271" text:style-name="Index_20_Link" text:visited-style-name="Index_20_Link">9)<text:tab/>8</text:a></text:p>
          <text:p text:style-name="P35"><text:a xlink:type="simple" xlink:href="#__RefHeading___Toc1955_2545398271" text:style-name="Index_20_Link" text:visited-style-name="Index_20_Link">Claves Foraneas<text:tab/>8</text:a></text:p>
          <text:p text:style-name="P34"><text:a xlink:type="simple" xlink:href="#__RefHeading___Toc1957_2545398271" text:style-name="Index_20_Link" text:visited-style-name="Index_20_Link">10)<text:tab/>8</text:a></text:p>
          <text:p text:style-name="P35"><text:a xlink:type="simple" xlink:href="#__RefHeading___Toc1959_2545398271" text:style-name="Index_20_Link" text:visited-style-name="Index_20_Link">Claves Foraneas<text:tab/>8</text:a></text:p>
        </text:index-body>
      </text:table-of-content>
      <text:p text:style-name="P1"/>
      <text:p text:style-name="P1"/>
      <text:h text:style-name="Heading_20_2" text:outline-level="2"><text:bookmark-start text:name="__RefHeading___Toc1921_2545398271"/>1)<text:bookmark-end text:name="__RefHeading___Toc1921_2545398271"/></text:h>
      <text:p text:style-name="P1"/>
      <text:p text:style-name="P1">Director (<text:span text:style-name="T1">#nombre_artistico</text:span>, nombre, nacionalidad</text:p>
      <text:p text:style-name="P1"/>
      <text:p text:style-name="P2">Pelicula (<text:span text:style-name="T1">#ISAN</text:span>,titulo, nacionalidad, productora, fecha, productora, <text:s/><text:span text:style-name="T21">nombre_artistico_director</text:span></text:p>
      <text:p text:style-name="P1"/>
      <text:p text:style-name="P1">Actor (<text:span text:style-name="T1">#nombre_artistico</text:span>, nombre, sexo, nacionalidad</text:p>
      <text:p text:style-name="P1"/>
      <text:p text:style-name="P2">Ejemplar (<text:span text:style-name="T1">#numero</text:span>, estado, <text:span text:style-name="T21">ISAN_pelicula</text:span></text:p>
      <text:p text:style-name="P1"/>
      <text:p text:style-name="P1">Socio (<text:span text:style-name="T1">#DNI</text:span>, nombre, direccion, telefono</text:p>
      <text:p text:style-name="P1"/>
      <text:p text:style-name="P4">Pelicula-Actor (<text:span text:style-name="T3">#nombre_artistico_actor</text:span>, <text:span text:style-name="T3">#ISAN_pelicula </text:span><text:span text:style-name="T48">, </text:span><text:span text:style-name="T49">protagonista</text:span></text:p>
      <text:p text:style-name="P4"><text:span text:style-name="T24"/></text:p>
      <text:p text:style-name="P6"><text:span text:style-name="T49">E</text:span><text:span text:style-name="T48">jemplar_Socio (</text:span><text:span text:style-name="T3">#numero_ejemplar</text:span><text:span text:style-name="T48">, </text:span><text:span text:style-name="T3">DNI_socio</text:span><text:span text:style-name="T48"> , fechaalquiler, fechadevolucion.</text:span></text:p>
      <text:p text:style-name="P6"><text:span text:style-name="T23"/></text:p>
      <text:p text:style-name="P6"><text:span text:style-name="T48">Socio-Avala ( </text:span><text:span text:style-name="T3">DNI_socio</text:span><text:span text:style-name="T48"> , <text:s text:c="3"/></text:span><text:span text:style-name="T3">DNI_avalador </text:span></text:p>
      <text:p text:style-name="P1"/>
      <text:p text:style-name="P3"/>
      <text:h text:style-name="Heading_20_3" text:outline-level="3"><text:bookmark-start text:name="__RefHeading___Toc1923_2545398271"/><text:soft-page-break/>Claves foráneas:<text:bookmark-end text:name="__RefHeading___Toc1923_2545398271"/></text:h>
      <text:h text:style-name="Heading_20_3" text:outline-level="3"/>
      <text:p text:style-name="P3">Pelicula (nombre_artistico_director) → Director (<text:span text:style-name="T1">#nombre_artistico</text:span>)</text:p>
      <text:p text:style-name="P3"/>
      <text:p text:style-name="P3">Ejempl<text:tab/>ar (<text:span text:style-name="T1">ISAN_pelicula</text:span>) → Pelicula (<text:span text:style-name="T1">#ISAN</text:span>)</text:p>
      <text:p text:style-name="P3"/>
      <text:p text:style-name="P5">Pelicula-Ac<text:span text:style-name="T55">to</text:span>r (<text:span text:style-name="T1">ISAN_pelicula</text:span>) → Pelicula (<text:span text:style-name="T2">#</text:span><text:span text:style-name="T1">ISAN</text:span>)</text:p>
      <text:p text:style-name="P4"/>
      <text:p text:style-name="P5">Pelicula-Actor (<text:span text:style-name="T1">nombre_artistico_actor</text:span>) → Actor (<text:span text:style-name="T2">#</text:span><text:span text:style-name="T1">nombre_artistico</text:span>)</text:p>
      <text:p text:style-name="P4"/>
      <text:p text:style-name="P6">Ejemplar-Socio (<text:span text:style-name="T1">numero_ejemplar</text:span>) → Ejemplar (<text:span text:style-name="T1">#numero</text:span>)</text:p>
      <text:p text:style-name="P6"/>
      <text:p text:style-name="P6">Ejemplar-Socio (<text:span text:style-name="T1">DNI_socio</text:span>) → Socio (<text:span text:style-name="T1">#DNI</text:span>)</text:p>
      <text:p text:style-name="P6"/>
      <text:p text:style-name="P6">Socio-Avala (<text:span text:style-name="T1">DNI_socio</text:span>) → Socio(<text:span text:style-name="T1">#DNI</text:span>)</text:p>
      <text:p text:style-name="P6"/>
      <text:p text:style-name="P6">Socio-Avala (<text:span text:style-name="T1">DNI_avalador</text:span>) → Socio(<text:span text:style-name="T1">#DNI</text:span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925_2545398271"/>2)<text:bookmark-end text:name="__RefHeading___Toc1925_2545398271"/></text:h>
      <text:p text:style-name="Text_20_body"/>
      <text:p text:style-name="P15">Actor(<text:span text:style-name="T11">#</text:span><text:span text:style-name="T1">DNI</text:span><text:span text:style-name="T22">, nombre, fec_na, nacionalidad, </text:span><text:span text:style-name="T37">id_Personaje</text:span></text:p>
      <text:p text:style-name="P16"><text:span text:style-name="T22">Personaje(</text:span><text:span text:style-name="T1">#id</text:span><text:span text:style-name="T22">, nombre, raza, graduacion, </text:span><text:span text:style-name="T38">Id_personaje_jefe</text:span></text:p>
      <text:p text:style-name="P15"><text:span text:style-name="T22">Nave(</text:span><text:span text:style-name="T11">#</text:span><text:span text:style-name="T1">Codigo_nave</text:span><text:span text:style-name="T22">, nombre, n.tripul.</text:span></text:p>
      <text:p text:style-name="P16"><text:span text:style-name="T22">Pelicula(</text:span><text:span text:style-name="T1">#Codigo_</text:span><text:span text:style-name="T18">pelicula</text:span><text:span text:style-name="T22">, titulo, año, director,</text:span></text:p>
      <text:p text:style-name="P17"><text:span text:style-name="T22">Capitulo(</text:span><text:span text:style-name="T1">#Codigo_</text:span><text:span text:style-name="T18">capitulo</text:span><text:span text:style-name="T22">, titulo, </text:span><text:span text:style-name="T42">tiempo, fecha_rod., fecha_emi,</text:span></text:p>
      <text:p text:style-name="P15"><text:span text:style-name="T22">Planeta(</text:span><text:span text:style-name="T11">#</text:span><text:span text:style-name="T1">Codigo_Planeta,</text:span><text:span text:style-name="T22"> nombre, </text:span><text:span text:style-name="T23">galaxia </text:span></text:p>
      <text:p text:style-name="P20"><text:span text:style-name="T25">C</text:span><text:span text:style-name="T23">apitulo-Nave- Planeta( #</text:span><text:span text:style-name="T3">Codigo_nave, #codigo_planeta, codigo_capitulo</text:span><text:span text:style-name="T25"> , </text:span><text:span text:style-name="T23">problema</text:span></text:p>
      <text:p text:style-name="P22"><text:span text:style-name="T23">Personaje-Pelicula ( </text:span><text:span text:style-name="T26">#</text:span><text:span text:style-name="T3">id_personaje, #codigo_pelicula,</text:span><text:span text:style-name="T25"> </text:span><text:span text:style-name="T23">protagonista</text:span></text:p>
      <text:p text:style-name="P23"><text:span text:style-name="T23">Personaje-Capitulo </text:span><text:span text:style-name="T27">(</text:span><text:span text:style-name="T23"> </text:span><text:span text:style-name="T26">#</text:span><text:span text:style-name="T3">id_personaje, #codigo_</text:span><text:span text:style-name="T4">Capitulo</text:span><text:span text:style-name="T3">,</text:span><text:span text:style-name="T25"> </text:span><text:span text:style-name="T23">protagonista</text:span></text:p>
      <text:p text:style-name="P19"><text:span text:style-name="T25"/></text:p>
      <text:h text:style-name="Heading_20_3" text:outline-level="3"><text:bookmark-start text:name="__RefHeading___Toc1927_2545398271"/><text:soft-page-break/>Claves foraneas:<text:bookmark-end text:name="__RefHeading___Toc1927_2545398271"/></text:h>
      <text:p text:style-name="P18"><text:span text:style-name="T23"/></text:p>
      <text:p text:style-name="P21"><text:span text:style-name="T23">Personaje (i</text:span><text:span text:style-name="T36">d_personaje_jefe)</text:span><text:span text:style-name="T25"> → </text:span><text:span text:style-name="T23">Personaje(</text:span><text:span text:style-name="T12">#id</text:span><text:span text:style-name="T23">)</text:span></text:p>
      <text:p text:style-name="P18"><text:span text:style-name="T23">Actor (</text:span><text:span text:style-name="T43">id_Personaje</text:span><text:span text:style-name="T23">) → Personaje (</text:span><text:span text:style-name="T12">#id</text:span><text:span text:style-name="T23">)</text:span></text:p>
      <text:p text:style-name="P20"><text:span text:style-name="T23">Capitulo-Nave-Planeta (</text:span><text:span text:style-name="T3">#Codigo_planeta)</text:span><text:span text:style-name="T25"> <text:s/>→ </text:span><text:span text:style-name="T23">Planeta(</text:span><text:span text:style-name="T12">#Codigo_planeta</text:span><text:span text:style-name="T23">)</text:span></text:p>
      <text:p text:style-name="P20"><text:span text:style-name="T23">Capitulo-Nave-Planeta (</text:span><text:span text:style-name="T3">#Codigo_nave)</text:span><text:span text:style-name="T25"> <text:s/>→ </text:span><text:span text:style-name="T23">Nave(</text:span><text:span text:style-name="T12">#Codigo_Nave</text:span><text:span text:style-name="T23">)</text:span></text:p>
      <text:p text:style-name="P20"><text:span text:style-name="T23">Capitulo-Nave-Planeta (</text:span><text:span text:style-name="T3">#Codigo_capitulo)</text:span><text:span text:style-name="T25"> <text:s/>→ </text:span><text:span text:style-name="T23">Capitulo(</text:span><text:span text:style-name="T12">#Codigo_Capitulo</text:span><text:span text:style-name="T23">)</text:span></text:p>
      <text:p text:style-name="P22"><text:span text:style-name="T23">Personaje-Pelicula (</text:span><text:span text:style-name="T26">#</text:span><text:span text:style-name="T3">id_personaje</text:span><text:span text:style-name="T23">) → Personaje(</text:span><text:span text:style-name="T12">#id)</text:span></text:p>
      <text:p text:style-name="P8"><text:span text:style-name="T48">Pesonaje-</text:span><text:span text:style-name="T50">Pelicula</text:span><text:span text:style-name="T48"> (</text:span><text:span text:style-name="T3"> #codigo_</text:span><text:span text:style-name="T4">Pelicula</text:span><text:span text:style-name="T3">)</text:span><text:span text:style-name="T48"> → </text:span><text:span text:style-name="T50">Pelicula</text:span><text:span text:style-name="T48">(</text:span><text:span text:style-name="T12">#Codigo_</text:span><text:span text:style-name="T13">Pelicula</text:span><text:span text:style-name="T50">)</text:span></text:p>
      <text:p text:style-name="P23"><text:span text:style-name="T23">Personaje-</text:span><text:span text:style-name="T27">Capitulo</text:span><text:span text:style-name="T23"> (</text:span><text:span text:style-name="T26">#</text:span><text:span text:style-name="T3">id_personaje</text:span><text:span text:style-name="T23">) → Personaje(</text:span><text:span text:style-name="T12">#id)</text:span></text:p>
      <text:p text:style-name="P9"><text:span text:style-name="T50">Pesonaje-Capitulo (</text:span><text:span text:style-name="T4"> #codigo_Capitulo)</text:span><text:span text:style-name="T50"> → Capitulo(</text:span><text:span text:style-name="T13">#Codigo_Capitulo</text:span><text:span text:style-name="T50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929_2545398271"/>3)<text:bookmark-end text:name="__RefHeading___Toc1929_2545398271"/></text:h>
      <text:p text:style-name="P24"/>
      <text:p text:style-name="P24"/>
      <text:p text:style-name="P10">Profesor (<text:span text:style-name="T1">#DNI</text:span>, nombre, direccion, telefono </text:p>
      <text:p text:style-name="P11">Modulo (<text:span text:style-name="T1">#Codigo_Modulo</text:span>, nombre, <text:span text:style-name="T53">DNI_Profesor</text:span><text:span text:style-name="T48">, <text:s/></text:span><text:span text:style-name="T53">Codigo_Curso</text:span></text:p>
      <text:p text:style-name="P10">Curso (<text:span text:style-name="T1">#Codigo_Curso</text:span>, turno, nombre <text:s/></text:p>
      <text:p text:style-name="P10">Alumnado (<text:span text:style-name="T19">#n.expediente</text:span><text:span text:style-name="T56">, apellido1, apellido2, fecha.nac, nombre, </text:span><text:span text:style-name="T57">tipo, </text:span><text:span text:style-name="T54">Codigo_Curso</text:span><text:span text:style-name="T51">, modo_eleccion</text:span></text:p>
      <text:p text:style-name="P13">Modulo-Alumnado (<text:span text:style-name="T3">#Codigo_Modulo, </text:span><text:span text:style-name="T5">#</text:span><text:span text:style-name="T3">n.expediente</text:span></text:p>
      <text:p text:style-name="P13"><text:span text:style-name="T23"/></text:p>
      <text:p text:style-name="P13"><text:span text:style-name="T23"/></text:p>
      <text:p text:style-name="P13"><text:span text:style-name="T23"/></text:p>
      <text:h text:style-name="Heading_20_3" text:outline-level="3"><text:bookmark-start text:name="__RefHeading___Toc1931_2545398271"/><text:soft-page-break/>Claves Foraneas<text:bookmark-end text:name="__RefHeading___Toc1931_2545398271"/></text:h>
      <text:p text:style-name="Text_20_body"/>
      <text:p text:style-name="P25">Modulo ( <text:span text:style-name="T36">DNI_Porfesor)</text:span><text:span text:style-name="T23"> → Profesor(</text:span><text:span text:style-name="T12">#DNI)</text:span></text:p>
      <text:p text:style-name="P25"><text:span text:style-name="T23">Modulo ( </text:span><text:span text:style-name="T3">Codigo_Curso</text:span><text:span text:style-name="T23"> </text:span><text:span text:style-name="T36">)</text:span><text:span text:style-name="T23"> → Curos(</text:span><text:span text:style-name="T12">#Codigo_Curso)</text:span></text:p>
      <text:p text:style-name="P12"><text:span text:style-name="T48">Modulo-Alumnado (</text:span><text:span text:style-name="T3">#Codigo_Modulo</text:span><text:span text:style-name="T48">) → Modulo(</text:span><text:span text:style-name="T16">#Codigo_Modulo)</text:span></text:p>
      <text:p text:style-name="P12"><text:span text:style-name="T51">Modulo-Alumnado (</text:span><text:span text:style-name="T5">#n.expediente</text:span><text:span text:style-name="T51">) → Alumnado(</text:span><text:span text:style-name="T16">#n.expediente)</text:span></text:p>
      <text:p text:style-name="Text_20_body"><text:span text:style-name="T31">A</text:span><text:span text:style-name="T23">lumnado</text:span><text:span text:style-name="T12"> ( </text:span><text:span text:style-name="T53">Codigo_Curso)</text:span><text:span text:style-name="T48"> → Curso(</text:span><text:span text:style-name="T12">#Codigo_Curso)<text:line-break/><text:line-break/></text:span></text:p>
      <text:h text:style-name="P37" text:outline-level="2"><text:bookmark-start text:name="__RefHeading___Toc1933_2545398271"/>4)<text:bookmark-end text:name="__RefHeading___Toc1933_2545398271"/></text:h>
      <text:p text:style-name="Text_20_body"/>
      <text:p text:style-name="P26">Cliente (<text:span text:style-name="T1">#DNI</text:span><text:span text:style-name="T22">, nombre, direccion, telefono, email</text:span></text:p>
      <text:p text:style-name="P26"><text:span text:style-name="T22">Web (</text:span><text:span text:style-name="T1">#URL</text:span><text:span text:style-name="T22">, nombre, topico</text:span></text:p>
      <text:p text:style-name="P26"><text:span text:style-name="T22">Banner (</text:span><text:span text:style-name="T1">#Codigo</text:span><text:span text:style-name="T22">, nombre, pvp, descripcion, marca</text:span></text:p>
      <text:p text:style-name="P26"><text:span text:style-name="T22">Popup (</text:span><text:span text:style-name="T1">#Codigo</text:span><text:span text:style-name="T22">, nombre, pvp, descripcion, mensaje</text:span></text:p>
      <text:p text:style-name="P26"><text:span text:style-name="T22">EnlacePatrocinador (</text:span><text:span text:style-name="T1">#Codigo</text:span><text:span text:style-name="T22">, nombre, pvp, descripcion, enlace, pvpextra</text:span></text:p>
      <text:p text:style-name="P26"><text:span text:style-name="T22"/></text:p>
      <text:p text:style-name="P28"><text:span text:style-name="T22">Cliente-Banner (</text:span><text:span text:style-name="T7">#DNI</text:span><text:span text:style-name="T6">_Cliente</text:span><text:span text:style-name="T44">, </text:span><text:span text:style-name="T6">#Codigo_Banner</text:span></text:p>
      <text:p text:style-name="P28"><text:span text:style-name="T22">Cliente-Popup (</text:span><text:span text:style-name="T7">#DNI</text:span><text:span text:style-name="T6">_Cliente</text:span><text:span text:style-name="T28">, </text:span><text:span text:style-name="T7">#</text:span><text:span text:style-name="T6">Codigo_Popup</text:span></text:p>
      <text:p text:style-name="P28"><text:span text:style-name="T22">Cliente-EnlacePatrocinador (</text:span><text:span text:style-name="T7">#DNI</text:span><text:span text:style-name="T6">_Cliente</text:span><text:span text:style-name="T28">, </text:span><text:span text:style-name="T7">#</text:span><text:span text:style-name="T6">Codigo_</text:span><text:span text:style-name="T36">EnlacePatrocinador</text:span></text:p>
      <text:p text:style-name="P27"><text:span text:style-name="T22"/></text:p>
      <text:p text:style-name="P28"><text:span text:style-name="T22">Web-Banner (</text:span><text:span text:style-name="T7">#</text:span><text:span text:style-name="T6">URL_Web</text:span><text:span text:style-name="T28">, <text:s/></text:span><text:span text:style-name="T6">#Codigo_Banner</text:span><text:span text:style-name="T28">, fecha.ini, fecha.fin</text:span></text:p>
      <text:p text:style-name="P28"><text:span text:style-name="T22">Web-Popup (</text:span><text:span text:style-name="T7">#</text:span><text:span text:style-name="T6">URL_Web</text:span><text:span text:style-name="T28">, <text:s/></text:span><text:span text:style-name="T7">#</text:span><text:span text:style-name="T6">Codigo_Popup</text:span><text:span text:style-name="T28">, fecha.ini, fecha.fin</text:span></text:p>
      <text:p text:style-name="P28"><text:span text:style-name="T22">Web-EnlacePatrocinador (</text:span><text:span text:style-name="T7">#</text:span><text:span text:style-name="T6">URL_Web</text:span><text:span text:style-name="T28">, <text:s/></text:span><text:span text:style-name="T7">#</text:span><text:span text:style-name="T6">Codigo_</text:span><text:span text:style-name="T36">EnlacePatrocinador</text:span><text:span text:style-name="T28">, fecha.ini, fecha.fin</text:span></text:p>
      <text:p text:style-name="P28"><text:span text:style-name="T28"/></text:p>
      <text:h text:style-name="Heading_20_3" text:outline-level="3"><text:bookmark-start text:name="__RefHeading___Toc1935_2545398271"/><text:span text:style-name="T28">C</text:span><text:span text:style-name="T23">laves Foraneas</text:span><text:bookmark-end text:name="__RefHeading___Toc1935_2545398271"/></text:h>
      <text:p text:style-name="Text_20_body"><text:span text:style-name="T23"/></text:p>
      <text:p text:style-name="P30"><text:span text:style-name="T23">Cliente-Banner(</text:span><text:span text:style-name="T7">#DNI</text:span><text:span text:style-name="T3">_Cliente</text:span><text:span text:style-name="T36">)</text:span><text:span text:style-name="T23"> → Cliente(</text:span><text:span text:style-name="T14">#DNI</text:span><text:span text:style-name="T12">)</text:span></text:p>
      <text:p text:style-name="P30"><text:span text:style-name="T23">Cliente-Banner(</text:span><text:span text:style-name="T3">#Codigo_Banner</text:span><text:span text:style-name="T36">)</text:span><text:span text:style-name="T23"> → Banner(</text:span><text:span text:style-name="T14">#Codigo</text:span><text:span text:style-name="T12">)</text:span></text:p>
      <text:p text:style-name="P30"><text:span text:style-name="T12"/></text:p>
      <text:p text:style-name="P28"><text:span text:style-name="T28">Cliente-Popup (</text:span><text:span text:style-name="T7">#DNI</text:span><text:span text:style-name="T6">_Cliente</text:span><text:span text:style-name="T39">)</text:span><text:span text:style-name="T28"> → Cliente(</text:span><text:span text:style-name="T14">#DNI</text:span><text:span text:style-name="T15">)</text:span></text:p>
      <text:p text:style-name="P28"><text:span text:style-name="T23">Cliente-Popup </text:span><text:span text:style-name="T28">(</text:span><text:span text:style-name="T6">#Codigo_</text:span><text:span text:style-name="T36">Popup</text:span><text:span text:style-name="T39">)</text:span><text:span text:style-name="T28"> → Poppup(</text:span><text:span text:style-name="T14">#Codigo</text:span><text:span text:style-name="T15">)</text:span></text:p>
      <text:p text:style-name="P28"><text:span text:style-name="T15"/></text:p>
      <text:p text:style-name="P31"><text:span text:style-name="T28">Cliente-EnlacePatrocinador (</text:span><text:span text:style-name="T7">#DNI</text:span><text:span text:style-name="T6">_Cliente</text:span><text:span text:style-name="T39">)</text:span><text:span text:style-name="T28"> → Cliente(</text:span><text:span text:style-name="T14">#DNI</text:span><text:span text:style-name="T15">)</text:span></text:p>
      <text:p text:style-name="P32"><text:span text:style-name="T28">Cliente-EnlacePatrocinador (</text:span><text:span text:style-name="T7">#</text:span><text:span text:style-name="T6">Codigo_</text:span><text:span text:style-name="T40">EnlacePatrocinador</text:span><text:span text:style-name="T39">)</text:span><text:span text:style-name="T28"> → </text:span><text:span text:style-name="T29">EnlacePatrocinador</text:span><text:span text:style-name="T28">(</text:span><text:span text:style-name="T14">#Codigo_</text:span><text:span text:style-name="T30">EnlacePatrocinador</text:span><text:span text:style-name="T15">)</text:span></text:p>
      <text:p text:style-name="P31"><text:span text:style-name="T15"/></text:p>
      <text:p text:style-name="P29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29"><text:span text:style-name="T28">Web-Banner (</text:span><text:span text:style-name="T6">#Codigo_Banner</text:span><text:span text:style-name="T39">)</text:span><text:span text:style-name="T28"> → Banner(</text:span><text:span text:style-name="T14">#Codigo</text:span><text:span text:style-name="T15">)</text:span></text:p>
      <text:p text:style-name="P29"><text:span text:style-name="T15"/></text:p>
      <text:p text:style-name="P29"><text:soft-page-break/><text:span text:style-name="T15"/></text:p>
      <text:p text:style-name="P29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29"><text:span text:style-name="T28">(</text:span><text:span text:style-name="T6">#Codigo_</text:span><text:span text:style-name="T39">Popup)</text:span><text:span text:style-name="T28"> → Poppup(</text:span><text:span text:style-name="T14">#Codigo_</text:span><text:span text:style-name="T28">Poppup</text:span><text:span text:style-name="T15">)</text:span></text:p>
      <text:p text:style-name="P29"><text:span text:style-name="T15"/></text:p>
      <text:p text:style-name="P29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29"><text:span text:style-name="T28">Web-Banner (</text:span><text:span text:style-name="T7">#</text:span><text:span text:style-name="T6">Codigo_</text:span><text:span text:style-name="T36">EnlacePatrocinador</text:span><text:span text:style-name="T39">)</text:span><text:span text:style-name="T28"> → </text:span><text:span text:style-name="T23">EnlacePatrocinador</text:span><text:span text:style-name="T28">(</text:span><text:span text:style-name="T14">#Codigo_</text:span><text:span text:style-name="T30">EnlacePatrocinador</text:span><text:span text:style-name="T15">)</text:span></text:p>
      <text:p text:style-name="P29"><text:span text:style-name="T15"/></text:p>
      <text:h text:style-name="Heading_20_2" text:outline-level="2"><text:bookmark-start text:name="__RefHeading___Toc1937_2545398271"/><text:span text:style-name="T15">5</text:span><text:span text:style-name="T12">)</text:span><text:bookmark-end text:name="__RefHeading___Toc1937_2545398271"/></text:h>
      <text:p text:style-name="Text_20_body"><text:span text:style-name="T12"/></text:p>
      <text:p text:style-name="P14"><text:span text:style-name="T48">EspecieFlor (</text:span><text:span text:style-name="T12">#nombre</text:span><text:span text:style-name="T48">, suelo, estacion, ep_flor, tiem_expos.</text:span></text:p>
      <text:p text:style-name="P14"><text:span text:style-name="T48">Flor (</text:span><text:span text:style-name="T12">#nombre_cien</text:span><text:span text:style-name="T48">, pvp, nombre_com., <text:s/></text:span><text:span text:style-name="T53">nombre_EspecieFlor</text:span></text:p>
      <text:p text:style-name="P14"><text:span text:style-name="T48">LineaPedido ( </text:span><text:span text:style-name="T12">#numero_LineaPedido</text:span><text:span text:style-name="T48">, </text:span><text:span text:style-name="T53">id_flor</text:span><text:span text:style-name="T48">, cantidad, <text:s/></text:span><text:span text:style-name="T53">Numero_Pedido</text:span></text:p>
      <text:p text:style-name="P14"><text:span text:style-name="T48">Pedido (</text:span><text:span text:style-name="T12">#numero_Pedido,</text:span><text:span text:style-name="T48"> fecha, total</text:span></text:p>
      <text:p text:style-name="P14"><text:span text:style-name="T48"/></text:p>
      <text:h text:style-name="Heading_20_3" text:outline-level="3"><text:bookmark-start text:name="__RefHeading___Toc1939_2545398271"/>Claves foraneas<text:bookmark-end text:name="__RefHeading___Toc1939_2545398271"/></text:h>
      <text:p text:style-name="Text_20_body"/>
      <text:p text:style-name="P33">Flor (<text:span text:style-name="T36">nombre_EspecieFlor) </text:span><text:span text:style-name="T23">→ EspecieFlor(</text:span><text:span text:style-name="T12">#nombre)</text:span></text:p>
      <text:p text:style-name="P33"><text:span text:style-name="T23">LineaPedido( </text:span><text:span text:style-name="T36">id_flor</text:span><text:span text:style-name="T23">) → Flor(</text:span><text:span text:style-name="T12">#nombre_cien)</text:span></text:p>
      <text:p text:style-name="P33"><text:span text:style-name="T23">LineaPedido( </text:span><text:span text:style-name="T36">Numero_Pedido</text:span><text:span text:style-name="T23">) → Pedido(</text:span><text:span text:style-name="T12">#numero_Pedido)</text:span></text:p>
      <text:p text:style-name="P33"><text:span text:style-name="T12"/></text:p>
      <text:h text:style-name="Heading_20_2" text:outline-level="2"><text:bookmark-start text:name="__RefHeading___Toc1941_2545398271"/>6)<text:bookmark-end text:name="__RefHeading___Toc1941_2545398271"/></text:h>
      <text:p text:style-name="Text_20_body"/>
      <text:p text:style-name="P40">Cliente ( <text:span text:style-name="T12">#DNI</text:span><text:span text:style-name="T23">, nombre, apellido1, apellido2, direccion, fecga_nac</text:span></text:p>
      <text:p text:style-name="P40"><text:span text:style-name="T23">Producto (</text:span><text:span text:style-name="T12">#Codigo_Producro</text:span><text:span text:style-name="T23">, pvp, nombre, <text:s/></text:span><text:span text:style-name="T36">NIE_proveedor</text:span></text:p>
      <text:p text:style-name="P40"><text:span text:style-name="T23">Proveedor (</text:span><text:span text:style-name="T12">#NIE</text:span><text:span text:style-name="T23">, nombre, direccion</text:span></text:p>
      <text:p text:style-name="P40"><text:span text:style-name="T23">Cliente-Producto( </text:span><text:span text:style-name="T3">#DNI, #Codigo_Producto</text:span></text:p>
      <text:h text:style-name="Heading_20_3" text:outline-level="3"><text:bookmark-start text:name="__RefHeading___Toc1943_2545398271"/>Claves foraneas<text:bookmark-end text:name="__RefHeading___Toc1943_2545398271"/></text:h>
      <text:p text:style-name="P40">Cliente-Producto (<text:span text:style-name="T3">#DNI</text:span><text:span text:style-name="T23">) → Cliente(</text:span><text:span text:style-name="T12">#DNI</text:span><text:span text:style-name="T23">)</text:span></text:p>
      <text:p text:style-name="P40"><text:span text:style-name="T23">Cliente-Producto (</text:span><text:span text:style-name="T3">#Codigo_Producto</text:span><text:span text:style-name="T23">) → Producto(</text:span><text:span text:style-name="T12">#Codigo_Producro)</text:span></text:p>
      <text:p text:style-name="P41"><text:span text:style-name="T48">Producto (</text:span><text:span text:style-name="T53">NIE_proveedor)</text:span><text:span text:style-name="T48"> → </text:span><text:span text:style-name="T52">Proveedor(</text:span><text:span text:style-name="T17">#NIE</text:span><text:span text:style-name="T52">)</text:span></text:p>
      <text:p text:style-name="P41"><text:soft-page-break/><text:span text:style-name="T33"/></text:p>
      <text:h text:style-name="Heading_20_2" text:outline-level="2"><text:bookmark-start text:name="__RefHeading___Toc1945_2545398271"/><text:span text:style-name="T52">7</text:span><text:span text:style-name="T48">)</text:span><text:bookmark-end text:name="__RefHeading___Toc1945_2545398271"/></text:h>
      <text:p text:style-name="Text_20_body"><text:span text:style-name="T48"/></text:p>
      <text:p text:style-name="P42"><text:span text:style-name="T48">Camion (</text:span><text:span text:style-name="T12">#Matricula</text:span><text:span text:style-name="T23">, modelo, tipo, potencia</text:span></text:p>
      <text:p text:style-name="P42"><text:span text:style-name="T23">Caminonero (</text:span><text:span text:style-name="T12">#DNI</text:span><text:span text:style-name="T23">, nombre, telefono, direccion, poblacion, salario</text:span></text:p>
      <text:p text:style-name="P42"><text:span text:style-name="T23">Camion-Camionero (</text:span><text:span text:style-name="T8">#</text:span><text:span text:style-name="T3">DNI_Camionero</text:span><text:span text:style-name="T23">, </text:span><text:span text:style-name="T8">#</text:span><text:span text:style-name="T3">Matricula_Camion</text:span></text:p>
      <text:p text:style-name="P42">Paquete (<text:span text:style-name="T1">#Codigo_Paquete</text:span><text:span text:style-name="T22">, descripcion, destino, dir_destinatario, <text:s/></text:span><text:span text:style-name="T36">DNI_Camionero</text:span><text:span text:style-name="T23">, <text:s/></text:span><text:span text:style-name="T36">CP_Cidudad</text:span></text:p>
      <text:p text:style-name="P42"><text:span text:style-name="T23">Ciudad (</text:span><text:span text:style-name="T12">#CP</text:span><text:span text:style-name="T23">, nombre</text:span></text:p>
      <text:p text:style-name="P42"><text:span text:style-name="T23"/></text:p>
      <text:h text:style-name="Heading_20_3" text:outline-level="3"><text:bookmark-start text:name="__RefHeading___Toc1947_2545398271"/>Claves Foraneas<text:bookmark-end text:name="__RefHeading___Toc1947_2545398271"/></text:h>
      <text:p text:style-name="Text_20_body"/>
      <text:p text:style-name="P42">Camion-Camionero (<text:span text:style-name="T8">#</text:span><text:span text:style-name="T3">DNI_Camionero</text:span>) → Camionero (<text:span text:style-name="T12">#DNI</text:span>)</text:p>
      <text:p text:style-name="P42">Camion-Camionero (<text:span text:style-name="T8">#</text:span><text:span text:style-name="T3">Matricula_Camion</text:span>) → Camion (<text:span text:style-name="T12">#Matricula</text:span>)</text:p>
      <text:p text:style-name="P42">Paquete ( <text:span text:style-name="T36">DNI_Camionero)</text:span><text:span text:style-name="T23"> → Camionero( </text:span><text:span text:style-name="T12">#DNI</text:span><text:span text:style-name="T23">)</text:span></text:p>
      <text:p text:style-name="P42"><text:span text:style-name="T23">Paquete (</text:span><text:span text:style-name="T36">CP_Cidudad)</text:span><text:span text:style-name="T23"> → Ciudad( </text:span><text:span text:style-name="T12">#CP</text:span><text:span text:style-name="T23">)</text:span></text:p>
      <text:p text:style-name="Text_20_body"/>
      <text:h text:style-name="Heading_20_2" text:outline-level="2"><text:bookmark-start text:name="__RefHeading___Toc1949_2545398271"/>8)<text:bookmark-end text:name="__RefHeading___Toc1949_2545398271"/></text:h>
      <text:p text:style-name="Text_20_body"/>
      <text:p text:style-name="P42">Hospital (<text:span text:style-name="T1">#Codigo_Hospital</text:span><text:span text:style-name="T22">, nombre</text:span></text:p>
      <text:p text:style-name="P42">Paciente (<text:span text:style-name="T1">#DNI</text:span><text:span text:style-name="T22">, nombre, apellido1, apellido2, direccion, poblacion, provincia, CP, telefono, fec_nac</text:span></text:p>
      <text:p text:style-name="P42"><text:span text:style-name="T22">Medico (</text:span><text:span text:style-name="T1">#DNI</text:span><text:span text:style-name="T22">, nombre, apellido1, apellido2, telefono, especialidad</text:span></text:p>
      <text:p text:style-name="P42"><text:span text:style-name="T22"/></text:p>
      <text:p text:style-name="P43"><text:span text:style-name="T22">Hospital-</text:span><text:span text:style-name="T45">Medico ( </text:span><text:span text:style-name="T8">#</text:span><text:span text:style-name="T9">Codigo_Hospital</text:span><text:span text:style-name="T34">, </text:span><text:span text:style-name="T8">#</text:span><text:span text:style-name="T9">DNI_Medico</text:span><text:span text:style-name="T34">, fecha, habitacion</text:span></text:p>
      <text:p text:style-name="P45"><text:span text:style-name="T23">Medico-Paciente (</text:span><text:span text:style-name="T8">#</text:span><text:span text:style-name="T10">DN</text:span><text:span text:style-name="T3">I_Medico</text:span><text:span text:style-name="T23">, </text:span><text:span text:style-name="T8">#</text:span><text:span text:style-name="T3">DNI_Paciente</text:span></text:p>
      <text:p text:style-name="P45"><text:span text:style-name="T23"/></text:p>
      <text:h text:style-name="Heading_20_3" text:outline-level="3"><text:bookmark-start text:name="__RefHeading___Toc1951_2545398271"/>Claves Foraneas<text:bookmark-end text:name="__RefHeading___Toc1951_2545398271"/></text:h>
      <text:p text:style-name="P45">Hospital-Medico(<text:span text:style-name="T8">#</text:span><text:span text:style-name="T3">Codigo_Hospital</text:span>) → Hospital(<text:span text:style-name="T1">#Codigo</text:span>)</text:p>
      <text:p text:style-name="P45">Hospital-Medico(<text:span text:style-name="T8">#</text:span><text:span text:style-name="T3">DNI_Paciente</text:span>) → Medico(<text:span text:style-name="T1">#DNI)</text:span></text:p>
      <text:p text:style-name="P45"><text:span text:style-name="T1"/></text:p>
      <text:p text:style-name="P45">Medico-Paciente(<text:span text:style-name="T8">#</text:span><text:span text:style-name="T3">DNI_Pacientel</text:span>) → Paciente(<text:span text:style-name="T1">#Codigo</text:span>)</text:p>
      <text:p text:style-name="P45"><text:soft-page-break/>Medico-Paciente(<text:span text:style-name="T8">#</text:span><text:span text:style-name="T3">DNI_Medico</text:span>) → Medico(<text:span text:style-name="T1">#DNI</text:span>)</text:p>
      <text:h text:style-name="Heading_20_2" text:outline-level="2"><text:bookmark-start text:name="__RefHeading___Toc1953_2545398271"/>9)<text:bookmark-end text:name="__RefHeading___Toc1953_2545398271"/></text:h>
      <text:p text:style-name="Text_20_body"/>
      <text:p text:style-name="P47">Persona (<text:span text:style-name="T1">#DNI</text:span><text:span text:style-name="T22">, nombre, apellido1, apellido2, <text:s/></text:span><text:span text:style-name="T41">DNI_Persona_Madre</text:span><text:span text:style-name="T35">, <text:s/></text:span><text:span text:style-name="T41">DNI_Persona_Padre</text:span></text:p>
      <text:p text:style-name="P46"><text:span text:style-name="T22"/></text:p>
      <text:h text:style-name="Heading_20_3" text:outline-level="3"><text:bookmark-start text:name="__RefHeading___Toc1955_2545398271"/>Claves Foraneas<text:bookmark-end text:name="__RefHeading___Toc1955_2545398271"/></text:h>
      <text:p text:style-name="P48">Persona ( <text:span text:style-name="T36">DNI_Persona_Madre</text:span><text:span text:style-name="T23">) → Persona(</text:span><text:span text:style-name="T12">#DNI</text:span><text:span text:style-name="T23">)</text:span></text:p>
      <text:p text:style-name="P48"><text:span text:style-name="T23">Persona ( </text:span><text:span text:style-name="T36">DNI_Persona_Padre</text:span><text:span text:style-name="T23">) → Persona(</text:span><text:span text:style-name="T12">#DNI</text:span><text:span text:style-name="T23">)</text:span></text:p>
      <text:p text:style-name="P48"><text:span text:style-name="T23"/></text:p>
      <text:h text:style-name="Heading_20_2" text:outline-level="2"><text:bookmark-start text:name="__RefHeading___Toc1957_2545398271"/>10)<text:bookmark-end text:name="__RefHeading___Toc1957_2545398271"/></text:h>
      <text:p text:style-name="Text_20_body"/>
      <text:p text:style-name="P44"><text:span text:style-name="T47">Persona</text:span><text:span text:style-name="T22"> (</text:span><text:span text:style-name="T1">#DNI</text:span><text:span text:style-name="T22">, nombre, apellido1, apellido2, direccion, poblacion, telefono</text:span></text:p>
      <text:p text:style-name="P49"><text:span text:style-name="T22">Vehiculo (</text:span><text:span text:style-name="T1">#Matricula</text:span><text:span text:style-name="T22">, marca, modelo</text:span></text:p>
      <text:p text:style-name="P49"><text:span text:style-name="T22">Accidentes (</text:span><text:span text:style-name="T1">#Codigo</text:span><text:span text:style-name="T22">, fecha, hora, lugar</text:span></text:p>
      <text:p text:style-name="P49"><text:span text:style-name="T22">Infraccion (</text:span><text:span text:style-name="T1">#Codigo</text:span><text:span text:style-name="T22">, fecha, lugar, hora, importe</text:span></text:p>
      <text:p text:style-name="P49"><text:span text:style-name="T22"/></text:p>
      <text:p text:style-name="P49"><text:span text:style-name="T22">Vehiculo-Persona(</text:span><text:span text:style-name="T8">#</text:span><text:span text:style-name="T3">Matricula_Vehiculo</text:span><text:span text:style-name="T23">, </text:span><text:span text:style-name="T8">#</text:span><text:span text:style-name="T3">DNI_Personas</text:span></text:p>
      <text:p text:style-name="P49"><text:span text:style-name="T23">Vehiculo-Accidente</text:span><text:span text:style-name="T36">(</text:span><text:span text:style-name="T8">#</text:span><text:span text:style-name="T3">Matricula_Vehiculo</text:span><text:span text:style-name="T23">, </text:span><text:span text:style-name="T8">#</text:span><text:span text:style-name="T3">Codigo_Accidente</text:span></text:p>
      <text:p text:style-name="P49"><text:span text:style-name="T23">Vehiculo-Infraccion</text:span><text:span text:style-name="T36">(</text:span><text:span text:style-name="T8">#</text:span><text:span text:style-name="T3">Matricula_Vehiculo</text:span><text:span text:style-name="T23">, </text:span><text:span text:style-name="T3">#Codigo_Infraccion</text:span></text:p>
      <text:h text:style-name="Heading_20_3" text:outline-level="3"><text:bookmark-start text:name="__RefHeading___Toc1959_2545398271"/>Claves Foraneas<text:bookmark-end text:name="__RefHeading___Toc1959_2545398271"/></text:h>
      <text:p text:style-name="Text_20_body"/>
      <text:p text:style-name="P49"><text:span text:style-name="T22">Vehiculo-Persona(</text:span><text:span text:style-name="T8">#</text:span><text:span text:style-name="T3">Matricula_Vehiculo</text:span><text:span text:style-name="T22">) → Vehiculo(</text:span><text:span text:style-name="T1">#Matricula)</text:span></text:p>
      <text:p text:style-name="P50"><text:span text:style-name="T22">Vehiculo-Persona(</text:span><text:span text:style-name="T8">#</text:span><text:span text:style-name="T3">DNI_Personas</text:span><text:span text:style-name="T22">) → Persona(</text:span><text:span text:style-name="T20">#DNI</text:span><text:span text:style-name="T1">)</text:span></text:p>
      <text:p text:style-name="P50"><text:span text:style-name="T1"/></text:p>
      <text:p text:style-name="P50"><text:span text:style-name="T22">Vehiculo-</text:span><text:span text:style-name="T23">Accidente</text:span><text:span text:style-name="T22">(</text:span><text:span text:style-name="T8">#</text:span><text:span text:style-name="T3">Matricula_Vehiculo</text:span><text:span text:style-name="T22">) → Vehiculo(</text:span><text:span text:style-name="T1">#Matricula)</text:span></text:p>
      <text:p text:style-name="P50"><text:span text:style-name="T22">Vehiculo-</text:span><text:span text:style-name="T23">Accidente</text:span><text:span text:style-name="T22">(</text:span><text:span text:style-name="T8">#</text:span><text:span text:style-name="T3">Codigo_Accidente</text:span><text:span text:style-name="T22">) → </text:span><text:span text:style-name="T23">Accidente</text:span><text:span text:style-name="T22">(</text:span><text:span text:style-name="T1">#Codigo)</text:span></text:p>
      <text:p text:style-name="P50"><text:span text:style-name="T1"/></text:p>
      <text:p text:style-name="P50"><text:span text:style-name="T22">Vehiculo-</text:span><text:span text:style-name="T23">Infraccion</text:span><text:span text:style-name="T22">(</text:span><text:span text:style-name="T8">#</text:span><text:span text:style-name="T3">Matricula_Vehiculo</text:span><text:span text:style-name="T22">) → Vehiculo(</text:span><text:span text:style-name="T1">#Matricula)</text:span></text:p>
      <text:p text:style-name="P50"><text:span text:style-name="T22">Vehiculo-</text:span><text:span text:style-name="T23">Infraccion</text:span><text:span text:style-name="T22">(</text:span><text:span text:style-name="T3">#Codigo_Infraccion</text:span><text:span text:style-name="T22">) → </text:span><text:span text:style-name="T23">Infraccion</text:span><text:span text:style-name="T22">(</text:span><text:span text:style-name="T1">#Codigo)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0:14:38.097000000</meta:creation-date>
    <dc:date>2025-11-05T19:30:25.959000000</dc:date>
    <meta:editing-duration>PT1H17M46S</meta:editing-duration>
    <meta:editing-cycles>22</meta:editing-cycles>
    <meta:generator>LibreOffice/24.2.3.2$Windows_X86_64 LibreOffice_project/433d9c2ded56988e8a90e6b2e771ee4e6a5ab2ba</meta:generator>
    <meta:document-statistic meta:table-count="0" meta:image-count="0" meta:object-count="0" meta:page-count="8" meta:paragraph-count="157" meta:word-count="608" meta:character-count="6580" meta:non-whitespace-character-count="6104"/>
  </office:meta>
</office:document-meta>
</file>